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ce1"/>
        <table:table-row table:style-name="ro1">
          <table:table-cell office:value-type="float" office:value="289.72" calcext:value-type="float">
            <text:p>2.90E+002</text:p>
          </table:table-cell>
        </table:table-row>
        <table:table-row table:style-name="ro1">
          <table:table-cell office:value-type="float" office:value="128.947" calcext:value-type="float">
            <text:p>1.29E+002</text:p>
          </table:table-cell>
        </table:table-row>
        <table:table-row table:style-name="ro1">
          <table:table-cell office:value-type="float" office:value="254.003" calcext:value-type="float">
            <text:p>2.54E+002</text:p>
          </table:table-cell>
        </table:table-row>
        <table:table-row table:style-name="ro1">
          <table:table-cell table:style-name="Default" office:value-type="string" calcext:value-type="string">
            <text:p>12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 style:data-style-name="N2" text:time-value="00:54:01.456807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00:51:25.012979140</meta:creation-date>
    <dc:date>2015-10-28T01:08:41.240783527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4" meta:object-count="0"/>
  </office:meta>
</office:document-meta>
</file>